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fo:language="en" fo:country="US" fo:font-weight="normal" officeooo:rsid="0033ce77" officeooo:paragraph-rsid="0033ce77" style:font-weight-asian="normal" style:font-weight-complex="normal"/>
    </style:style>
    <style:style style:name="P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language="en" fo:country="US" fo:font-weight="normal" officeooo:rsid="00365885" officeooo:paragraph-rsid="00365885" style:font-weight-asian="normal" style:font-weight-complex="normal"/>
    </style:style>
    <style:style style:name="P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language="en" fo:country="US" fo:font-weight="normal" officeooo:rsid="0036d7c3" officeooo:paragraph-rsid="0036d7c3" style:font-weight-asian="normal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language="en" fo:country="US" fo:font-weight="normal" officeooo:rsid="003aed43" officeooo:paragraph-rsid="003aed43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language="en" fo:country="US" fo:font-weight="normal" officeooo:rsid="0045af69" officeooo:paragraph-rsid="0045af69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language="en" fo:country="US" fo:font-weight="bold" officeooo:rsid="004dccc0" officeooo:paragraph-rsid="004dccc0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language="en" fo:country="US" fo:font-weight="bold" officeooo:rsid="005695e0" officeooo:paragraph-rsid="005695e0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language="en" fo:country="US" fo:font-weight="bold" officeooo:rsid="00605565" officeooo:paragraph-rsid="00605565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language="en" fo:country="US" fo:font-weight="bold" officeooo:rsid="0072da5d" officeooo:paragraph-rsid="007e254a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language="ru" fo:country="RU" officeooo:rsid="001e6071" officeooo:paragraph-rsid="001e6071"/>
    </style:style>
    <style:style style:name="P11" style:family="paragraph" style:parent-style-name="Standard">
      <style:paragraph-properties fo:text-align="justify" style:justify-single-word="false"/>
      <style:text-properties fo:language="ru" fo:country="RU" fo:font-weight="bold" officeooo:rsid="005695e0" officeooo:paragraph-rsid="005695e0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language="ru" fo:country="RU" fo:font-weight="bold" officeooo:rsid="005695e0" officeooo:paragraph-rsid="005e8c51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language="ru" fo:country="RU" fo:font-weight="bold" officeooo:rsid="005e8c51" officeooo:paragraph-rsid="005e8c51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language="ru" fo:country="RU" fo:font-weight="bold" officeooo:rsid="00605565" officeooo:paragraph-rsid="00605565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language="ru" fo:country="RU" fo:font-weight="normal" officeooo:rsid="001e6071" officeooo:paragraph-rsid="001e6071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language="ru" fo:country="RU" fo:font-weight="normal" officeooo:rsid="0021152d" officeooo:paragraph-rsid="0021152d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language="ru" fo:country="RU" fo:font-weight="normal" officeooo:rsid="00225396" officeooo:paragraph-rsid="00225396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language="ru" fo:country="RU" fo:font-weight="normal" officeooo:rsid="002886c1" officeooo:paragraph-rsid="002886c1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language="ru" fo:country="RU" fo:font-weight="normal" officeooo:rsid="002abfb1" officeooo:paragraph-rsid="002abfb1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language="ru" fo:country="RU" fo:font-weight="normal" officeooo:rsid="002da30c" officeooo:paragraph-rsid="002da30c" style:font-weight-asian="normal" style:font-weight-complex="normal"/>
    </style:style>
    <style:style style:name="P21" style:family="paragraph" style:parent-style-name="Standard" style:master-page-name="">
      <loext:graphic-properties draw:fill="none"/>
      <style:paragraph-properties fo:margin-left="2cm" fo:margin-right="0cm" fo:text-align="justify" style:justify-single-word="false" fo:text-indent="-2.9cm" style:auto-text-indent="false" style:page-number="auto" fo:background-color="transparent"/>
      <style:text-properties fo:language="ru" fo:country="RU" fo:font-weight="normal" officeooo:rsid="002da30c" officeooo:paragraph-rsid="00304233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language="ru" fo:country="RU" fo:font-weight="normal" officeooo:rsid="0045af69" officeooo:paragraph-rsid="0045af69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language="ru" fo:country="RU" fo:font-weight="normal" officeooo:rsid="0045af69" officeooo:paragraph-rsid="00488cf7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language="ru" fo:country="RU" fo:font-weight="normal" officeooo:rsid="004b8b88" officeooo:paragraph-rsid="004b8b88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a2e8f" style:font-weight-asian="bold" style:font-weight-complex="bold"/>
    </style:style>
    <style:style style:name="T3" style:family="text">
      <style:text-properties fo:font-weight="bold" officeooo:rsid="0036a7fa" style:font-weight-asian="bold" style:font-weight-complex="bold"/>
    </style:style>
    <style:style style:name="T4" style:family="text">
      <style:text-properties officeooo:rsid="0021152d"/>
    </style:style>
    <style:style style:name="T5" style:family="text">
      <style:text-properties officeooo:rsid="00225396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23ca34"/>
    </style:style>
    <style:style style:name="T8" style:family="text">
      <style:text-properties fo:language="en" fo:country="US" officeooo:rsid="0028c6a0"/>
    </style:style>
    <style:style style:name="T9" style:family="text">
      <style:text-properties fo:language="en" fo:country="US" officeooo:rsid="002f2d5d"/>
    </style:style>
    <style:style style:name="T10" style:family="text">
      <style:text-properties fo:language="en" fo:country="US" officeooo:rsid="002fa540"/>
    </style:style>
    <style:style style:name="T11" style:family="text">
      <style:text-properties fo:language="en" fo:country="US" officeooo:rsid="00304233"/>
    </style:style>
    <style:style style:name="T12" style:family="text">
      <style:text-properties fo:language="en" fo:country="US" fo:font-weight="bold" style:font-weight-asian="bold" style:font-weight-complex="bold"/>
    </style:style>
    <style:style style:name="T13" style:family="text">
      <style:text-properties fo:language="en" fo:country="US" fo:font-weight="bold" officeooo:rsid="0023ca34" style:font-weight-asian="bold" style:font-weight-complex="bold"/>
    </style:style>
    <style:style style:name="T14" style:family="text">
      <style:text-properties fo:language="en" fo:country="US" fo:font-weight="bold" officeooo:rsid="0028c6a0" style:font-weight-asian="bold" style:font-weight-complex="bold"/>
    </style:style>
    <style:style style:name="T15" style:family="text">
      <style:text-properties fo:language="en" fo:country="US" fo:font-weight="bold" officeooo:rsid="002f2d5d" style:font-weight-asian="bold" style:font-weight-complex="bold"/>
    </style:style>
    <style:style style:name="T16" style:family="text">
      <style:text-properties fo:language="en" fo:country="US" fo:font-weight="bold" officeooo:rsid="002fa540" style:font-weight-asian="bold" style:font-weight-complex="bold"/>
    </style:style>
    <style:style style:name="T17" style:family="text">
      <style:text-properties fo:language="en" fo:country="US" fo:font-weight="bold" officeooo:rsid="00304233" style:font-weight-asian="bold" style:font-weight-complex="bold"/>
    </style:style>
    <style:style style:name="T18" style:family="text">
      <style:text-properties fo:language="en" fo:country="US" fo:font-weight="normal" style:font-weight-asian="normal" style:font-weight-complex="normal"/>
    </style:style>
    <style:style style:name="T19" style:family="text">
      <style:text-properties fo:language="en" fo:country="US" fo:font-weight="normal" officeooo:rsid="005e8c51" style:font-weight-asian="normal" style:font-weight-complex="normal"/>
    </style:style>
    <style:style style:name="T20" style:family="text">
      <style:text-properties fo:language="en" fo:country="US" fo:font-weight="normal" officeooo:rsid="00630a8b" style:font-weight-asian="normal" style:font-weight-complex="normal"/>
    </style:style>
    <style:style style:name="T21" style:family="text">
      <style:text-properties fo:language="en" fo:country="US" fo:font-weight="normal" officeooo:rsid="006418d8" style:font-weight-asian="normal" style:font-weight-complex="normal"/>
    </style:style>
    <style:style style:name="T22" style:family="text">
      <style:text-properties fo:language="en" fo:country="US" fo:font-weight="normal" officeooo:rsid="006e262a" style:font-weight-asian="normal" style:font-weight-complex="normal"/>
    </style:style>
    <style:style style:name="T23" style:family="text">
      <style:text-properties fo:language="en" fo:country="US" officeooo:rsid="0045af69"/>
    </style:style>
    <style:style style:name="T24" style:family="text">
      <style:text-properties fo:language="en" fo:country="US" officeooo:rsid="005c2fd1"/>
    </style:style>
    <style:style style:name="T25" style:family="text">
      <style:text-properties officeooo:rsid="0023ca34"/>
    </style:style>
    <style:style style:name="T26" style:family="text">
      <style:text-properties fo:language="ru" fo:country="RU"/>
    </style:style>
    <style:style style:name="T27" style:family="text">
      <style:text-properties fo:language="ru" fo:country="RU" fo:font-weight="normal" style:font-weight-asian="normal" style:font-weight-complex="normal"/>
    </style:style>
    <style:style style:name="T28" style:family="text">
      <style:text-properties fo:language="ru" fo:country="RU" fo:font-weight="normal" officeooo:rsid="00541c95" style:font-weight-asian="normal" style:font-weight-complex="normal"/>
    </style:style>
    <style:style style:name="T29" style:family="text">
      <style:text-properties fo:language="ru" fo:country="RU" fo:font-weight="normal" officeooo:rsid="0074bc92" style:font-weight-asian="normal" style:font-weight-complex="normal"/>
    </style:style>
    <style:style style:name="T30" style:family="text">
      <style:text-properties fo:language="ru" fo:country="RU" fo:font-weight="normal" officeooo:rsid="00764949" style:font-weight-asian="normal" style:font-weight-complex="normal"/>
    </style:style>
    <style:style style:name="T31" style:family="text">
      <style:text-properties fo:language="ru" fo:country="RU" fo:font-weight="normal" officeooo:rsid="007809ef" style:font-weight-asian="normal" style:font-weight-complex="normal"/>
    </style:style>
    <style:style style:name="T32" style:family="text">
      <style:text-properties fo:language="ru" fo:country="RU" fo:font-weight="normal" officeooo:rsid="007a7c38" style:font-weight-asian="normal" style:font-weight-complex="normal"/>
    </style:style>
    <style:style style:name="T33" style:family="text">
      <style:text-properties fo:language="ru" fo:country="RU" fo:font-weight="normal" officeooo:rsid="007e254a" style:font-weight-asian="normal" style:font-weight-complex="normal"/>
    </style:style>
    <style:style style:name="T34" style:family="text">
      <style:text-properties fo:language="ru" fo:country="RU" fo:font-weight="normal" officeooo:rsid="0081fbaf" style:font-weight-asian="normal" style:font-weight-complex="normal"/>
    </style:style>
    <style:style style:name="T35" style:family="text">
      <style:text-properties fo:language="ru" fo:country="RU" fo:font-weight="normal" officeooo:rsid="008392bc" style:font-weight-asian="normal" style:font-weight-complex="normal"/>
    </style:style>
    <style:style style:name="T36" style:family="text">
      <style:text-properties fo:language="ru" fo:country="RU" officeooo:rsid="0036a7fa"/>
    </style:style>
    <style:style style:name="T37" style:family="text">
      <style:text-properties fo:language="ru" fo:country="RU" officeooo:rsid="003879a1"/>
    </style:style>
    <style:style style:name="T38" style:family="text">
      <style:text-properties officeooo:rsid="002a04e3"/>
    </style:style>
    <style:style style:name="T39" style:family="text">
      <style:text-properties officeooo:rsid="002da30c"/>
    </style:style>
    <style:style style:name="T40" style:family="text">
      <style:text-properties officeooo:rsid="002fa540"/>
    </style:style>
    <style:style style:name="T41" style:family="text">
      <style:text-properties officeooo:rsid="00304233"/>
    </style:style>
    <style:style style:name="T42" style:family="text">
      <style:text-properties officeooo:rsid="0036a7fa"/>
    </style:style>
    <style:style style:name="T43" style:family="text">
      <style:text-properties officeooo:rsid="003879a1"/>
    </style:style>
    <style:style style:name="T44" style:family="text">
      <style:text-properties officeooo:rsid="003adfa1"/>
    </style:style>
    <style:style style:name="T45" style:family="text">
      <style:text-properties officeooo:rsid="00488cf7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fo:font-weight="normal" officeooo:rsid="005e8c51" style:font-weight-asian="normal" style:font-weight-complex="normal"/>
    </style:style>
    <style:style style:name="T48" style:family="text">
      <style:text-properties fo:font-weight="normal" officeooo:rsid="00601e12" style:font-weight-asian="normal" style:font-weight-complex="normal"/>
    </style:style>
    <style:style style:name="T49" style:family="text">
      <style:text-properties fo:font-weight="normal" officeooo:rsid="00630a8b" style:font-weight-asian="normal" style:font-weight-complex="normal"/>
    </style:style>
    <style:style style:name="T50" style:family="text">
      <style:text-properties fo:font-weight="normal" officeooo:rsid="006418d8" style:font-weight-asian="normal" style:font-weight-complex="normal"/>
    </style:style>
    <style:style style:name="T51" style:family="text">
      <style:text-properties fo:font-weight="normal" officeooo:rsid="006e262a" style:font-weight-asian="normal" style:font-weight-complex="normal"/>
    </style:style>
    <style:style style:name="T52" style:family="text">
      <style:text-properties fo:font-weight="normal" officeooo:rsid="0074bc92" style:font-weight-asian="normal" style:font-weight-complex="normal"/>
    </style:style>
    <style:style style:name="T53" style:family="text">
      <style:text-properties fo:font-weight="normal" officeooo:rsid="00764949" style:font-weight-asian="normal" style:font-weight-complex="normal"/>
    </style:style>
    <style:style style:name="T54" style:family="text">
      <style:text-properties fo:font-weight="normal" officeooo:rsid="007a7c38" style:font-weight-asian="normal" style:font-weight-complex="normal"/>
    </style:style>
    <style:style style:name="T55" style:family="text">
      <style:text-properties fo:font-weight="normal" officeooo:rsid="007e254a" style:font-weight-asian="normal" style:font-weight-complex="normal"/>
    </style:style>
    <style:style style:name="T56" style:family="text">
      <style:text-properties officeooo:rsid="006e262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2">Тема «</text:span><text:span text:style-name="T1">Окна»</text:span></text:p>
      <text:p text:style-name="P15"><text:tab/><text:span text:style-name="T4">Св-ва окна:</text:span></text:p>
      <text:p text:style-name="P16">1. <text:span text:style-name="T1">Icome</text:span> (Иконка). <text:span text:style-name="T5">Иконка в верхнем левом углу экрана и в панели задач.</text:span></text:p>
      <text:p text:style-name="P17">2. <text:span text:style-name="T13">Top</text:span><text:span text:style-name="T7"> </text:span><text:span text:style-name="T25">и </text:span><text:span text:style-name="T13">Left</text:span><text:span text:style-name="T7">. </text:span><text:span text:style-name="T25">Задают отступ от верхней левой границы экрана соответственно.</text:span></text:p>
      <text:p text:style-name="P18">3. <text:span text:style-name="T14">ResizeMode</text:span><text:span text:style-name="T8">. </text:span><text:span text:style-name="T38">Задаёт режим изменения размеров окна. </text:span><text:span text:style-name="T39">Может принимать следующие значения:</text:span></text:p>
      <text:p text:style-name="P20"><text:tab/>3.1. <text:s/><text:span text:style-name="T12">CanMinimize</text:span><text:span text:style-name="T6"> – </text:span>окно можно только свернуть, мы не можем его растягивать</text:p>
      <text:p text:style-name="P20"><text:span text:style-name="T6"><text:tab/>3.</text:span>2. <text:span text:style-name="T15">NoResize</text:span><text:span text:style-name="T9"> – </text:span><text:span text:style-name="T40">нельзя изменить начальные размеры</text:span></text:p>
      <text:p text:style-name="P20"><text:span text:style-name="T10"><text:tab/>3.</text:span><text:span text:style-name="T40">3. </text:span><text:span text:style-name="T16">CanResize</text:span><text:span text:style-name="T10"> – </text:span><text:span text:style-name="T40">размеры менять можно</text:span></text:p>
      <text:p text:style-name="P21"><text:span text:style-name="T11"><text:tab/>3.4. </text:span><text:span text:style-name="T16">CanResize</text:span><text:span text:style-name="T17">WithGrip</text:span><text:span text:style-name="T11"> – </text:span><text:span text:style-name="T41">в правом нижнем углу окна появляется визуализация того, что у окна можно менять размеры (диагональные стрелочки у окна)</text:span></text:p>
      <text:p text:style-name="P1">4. <text:span text:style-name="T1">Title</text:span> – <text:span text:style-name="T26">заголовок окна.</text:span></text:p>
      <text:p text:style-name="P2"><text:span text:style-name="T26">5. </text:span><text:span text:style-name="T1">WindowState</text:span> – <text:span text:style-name="T26">хранит состояние окна </text:span><text:span text:style-name="T37">в любой момент</text:span><text:span text:style-name="T26">. </text:span><text:span text:style-name="T37">Мы можем это </text:span><text:span text:style-name="T43">от</text:span><text:span text:style-name="T44">c</text:span><text:span text:style-name="T43">леживать</text:span><text:span text:style-name="T37">.</text:span> <text:span text:style-name="T26">Принимает значения:</text:span></text:p>
      <text:p text:style-name="P2"><text:span text:style-name="T26"><text:tab/>5.1. </text:span><text:span text:style-name="T3">Maximized</text:span><text:span text:style-name="T42"> – </text:span><text:span text:style-name="T36">раскрыто на весь экран</text:span></text:p>
      <text:p text:style-name="P2"><text:span text:style-name="T36"><text:tab/></text:span><text:span text:style-name="T42">5.2. </text:span><text:span text:style-name="T3">Minimized</text:span><text:span text:style-name="T42"> – </text:span><text:span text:style-name="T36">свёрнуто</text:span></text:p>
      <text:p text:style-name="P2"><text:span text:style-name="T36"><text:tab/>5.3. </text:span><text:span text:style-name="T3">Normal</text:span><text:span text:style-name="T42"> – </text:span><text:span text:style-name="T36">стандартное состояние</text:span></text:p>
      <text:p text:style-name="P3"/>
      <text:p text:style-name="P4"><text:tab/><text:span text:style-name="T26">В процессе работы окно проходит ряд этапов, которые могут быть доступны через обработку событий класса </text:span>Window<text:span text:style-name="T26">:</text:span></text:p>
      <text:p text:style-name="P4"><text:span text:style-name="T26">1. </text:span><text:span text:style-name="T1">Initialized</text:span> – <text:span text:style-name="T26">это событие возникает при инициализации окна, когда у него устанавливаются все свойства, но до применения к нему стилей и привязки данных.</text:span></text:p>
      <text:p text:style-name="P4"><text:span text:style-name="T26">2. </text:span><text:span text:style-name="T1">Loaded</text:span> – <text:span text:style-name="T26">возникает после полной инициализации окна и применения к нему стилей и привязки данных. После генерации этого события происходит визуализация элемента, и окно отображается на экране и становится на экране и становится видимым для пользователя</text:span></text:p>
      <text:p text:style-name="P4"><text:span text:style-name="T26">3. </text:span><text:span text:style-name="T1">Closing</text:span> – <text:span text:style-name="T26">возникает при закрытии окна.</text:span></text:p>
      <text:p text:style-name="P4"><text:span text:style-name="T26">4. </text:span><text:span text:style-name="T1">Closed</text:span> – <text:span text:style-name="T26">возникает, когда окно становится закрытым.</text:span></text:p>
      <text:p text:style-name="P4"><text:span text:style-name="T26">5. </text:span><text:span text:style-name="T1">Unloaded</text:span> – <text:span text:style-name="T26">возникает после закрытия окна при выгрузке всех связанных ресурсов из памяти.</text:span></text:p>
      <text:p text:style-name="P19"/>
      <text:p text:style-name="P5"><text:tab/><text:span text:style-name="T26">Чтобы назначить текущее окно владельцем какого-либо окна, необходимо в его файле логики прописать инструкцию:</text:span></text:p>
      <text:p text:style-name="P5">createToDo.Owner = this</text:p>
      <text:p text:style-name="P22">Окно <text:span text:style-name="T6">createToDo </text:span>будет владеть окном, в котором объявлена инструкция.</text:p>
      <text:p text:style-name="P23"><text:tab/> <text:span text:style-name="T12">Owner</text:span><text:span text:style-name="T6"> </text:span><text:span text:style-name="T45">помогает обратиться из дочернего окна к родительскому окну. Иначе никак, т. к. невозможно пересоздать уже существующий объект (родительское окно).</text:span></text:p>
      <text:p text:style-name="P24">Нельзя размещать в методе загрузки окна. Обращение к <text:s/><text:span text:style-name="T23">Owner </text:span>не может быть в конструкторе и статических методах.</text:p>
      <text:p text:style-name="P24"/>
      <text:p text:style-name="P6"><text:tab/>DataGrid<text:span text:style-name="T46"> – </text:span><text:span text:style-name="T27">это элемент управления отображением данных, который извлекает информацию из коллекции объектов и визуализирует её в таблице. Каждая строка соответствует отдельному объекту (чаще всего экземпляру класса), а каждый столбец — свойству этого объекта (чаще все свойства класса). </text:span><text:span text:style-name="T28">Это тупо обычная таблица.</text:span></text:p>
      <text:p text:style-name="P7"><text:span text:style-name="T28">С</text:span><text:span text:style-name="T27">в-ва </text:span><text:span text:style-name="T46">DataGrid:</text:span></text:p>
      <text:p text:style-name="P11"><text:span text:style-name="T46">1. </text:span><text:span text:style-name="T6">RowBackground</text:span><text:span text:style-name="T18"> </text:span><text:span text:style-name="T46">и </text:span><text:span text:style-name="T6">AlternativeRowBackground</text:span><text:span text:style-name="T18"> – </text:span><text:span text:style-name="T46">кисть, которая используется для закрашивания фона позади каждой строки (</text:span><text:span text:style-name="T18">RowBackground</text:span><text:span text:style-name="T46">) и фон чередующихся строк (</text:span><text:span text:style-name="T18">AlternativeRowBackground</text:span><text:span text:style-name="T46">)</text:span></text:p>
      <text:p text:style-name="P11"><text:span text:style-name="T46">2. </text:span><text:span text:style-name="T6">ColumnHeaderHeight</text:span><text:span text:style-name="T18"> – </text:span><text:span text:style-name="T46">высота строки, отображающей заголовки столбцов.</text:span></text:p>
      <text:p text:style-name="P7"><text:span text:style-name="T46">3. </text:span>ColumnWidth<text:span text:style-name="T46"> – </text:span><text:span text:style-name="T27">установка ширины по умолчанию для каждого столбца</text:span></text:p>
      <text:p text:style-name="P7"><text:span text:style-name="T46">4. </text:span>RowHeight<text:span text:style-name="T46"> – </text:span><text:span text:style-name="T27">высота строк</text:span></text:p>
      <text:p text:style-name="P7"><text:span text:style-name="T46">5. </text:span>GridKinesVisivility<text:span text:style-name="T46"> – </text:span><text:span text:style-name="T27">указывает, какие линии отображаются в сетке </text:span><text:span text:style-name="T46">(Horizontal, Vertical, None, All)</text:span></text:p>
      <text:p text:style-name="P11"><text:soft-page-break/><text:span text:style-name="T46">6. </text:span><text:span text:style-name="T6">HeadersVisibility</text:span><text:span text:style-name="T18"> – </text:span><text:span text:style-name="T46">указывает, какие заголовки должны отображаться (</text:span><text:span text:style-name="T18">Column, Row, All, None</text:span><text:span text:style-name="T46">)</text:span></text:p>
      <text:p text:style-name="P11"><text:span text:style-name="T46">7. </text:span><text:span text:style-name="T6">AutoGenerateColumns</text:span><text:span text:style-name="T18"> – </text:span><text:span text:style-name="T46">активирует автоматическое создание столбцов на основе переданных в </text:span><text:span text:style-name="T18">ItemsSourse </text:span><text:span text:style-name="T46">данных.</text:span></text:p>
      <text:p text:style-name="P11"><text:span text:style-name="T46">8. </text:span><text:span text:style-name="T6">CanUse</text:span><text:span text:style-name="T24">r</text:span><text:span text:style-name="T6">DeleteRows</text:span><text:span text:style-name="T18"> – </text:span><text:span text:style-name="T46">активирует возможность удаления строк при нажатии на кнопку </text:span><text:span text:style-name="T18">Delete</text:span></text:p>
      <text:p text:style-name="P11"><text:span text:style-name="T46">9. </text:span><text:span text:style-name="T6">CanUse</text:span><text:span text:style-name="T24">r</text:span><text:span text:style-name="T6">AddRows</text:span><text:span text:style-name="T18"> – </text:span><text:span text:style-name="T46">добавляет пустую строку в конце списка, которая предназначена для добавления новых элементов.</text:span></text:p>
      <text:p text:style-name="P11"><text:span text:style-name="T46"><text:tab/></text:span><text:span text:style-name="T47">Так же </text:span><text:span text:style-name="T19">DataGrid </text:span><text:span text:style-name="T47">предоставлять возможность самостоятельно задавать столбцы для отображения.</text:span></text:p>
      <text:p text:style-name="P12"><text:span text:style-name="T47"><text:tab/> </text:span><text:span text:style-name="T19">DataGrid </text:span><text:span text:style-name="T47">поддерживает следующие варианты столбцов:</text:span></text:p>
      <text:p text:style-name="P13"><text:span text:style-name="T46">1. </text:span><text:span text:style-name="T18">DataGridTextColumn – </text:span><text:span text:style-name="T46">отображает элемент </text:span><text:span text:style-name="T18">TextBlock </text:span><text:span text:style-name="T46">или </text:span><text:span text:style-name="T18">TextBox </text:span><text:span text:style-name="T46">при редактировании.</text:span></text:p>
      <text:p text:style-name="P13"><text:span text:style-name="T46">2. </text:span><text:span text:style-name="T18">DataGridHyperlinkColumn – </text:span><text:span text:style-name="T46">представляет гиперссылку и позволяет переходить по указанному адресу.</text:span></text:p>
      <text:p text:style-name="P13"><text:span text:style-name="T46">3. </text:span><text:span text:style-name="T18">DataGridCheckBoxColumn – </text:span><text:span text:style-name="T46">отображает элемент </text:span><text:span text:style-name="T18">CheckBox</text:span></text:p>
      <text:p text:style-name="P13"><text:span text:style-name="T46">4. </text:span><text:span text:style-name="T18">DataGridComboBoxColumn – </text:span><text:span text:style-name="T46">отображает выпадающий список — элемент </text:span><text:span text:style-name="T18">ComboBox</text:span></text:p>
      <text:p text:style-name="P13"><text:span text:style-name="T46">5. </text:span><text:span text:style-name="T18">DataGridTemplateColumn – </text:span><text:span text:style-name="T46">позволяет задать специфический шаблон для отображения столбц</text:span><text:span text:style-name="T48">а</text:span><text:span text:style-name="T46">.</text:span></text:p>
      <text:p text:style-name="P13"><text:span text:style-name="T46"/></text:p>
      <text:p text:style-name="P8"><text:span text:style-name="T46"><text:tab/></text:span><text:span text:style-name="T27">Шаблон ячейки — </text:span>CellTemplate</text:p>
      <text:p text:style-name="P14"><text:span text:style-name="T46">Св-во </text:span><text:span text:style-name="T18">CellTemplate </text:span><text:span text:style-name="T46">элемента </text:span><text:span text:style-name="T18">DataGridTemplateColumn </text:span><text:span text:style-name="T46">предназначено для задания шаблона ячейки и может содержать в себе элемент </text:span><text:span text:style-name="T18">DataTemplate. </text:span><text:span text:style-name="T46">Это необходимо, например, когда при создания таблиц может понадобиться добавить в строку кнопку (например, для удаления или редактирования записи в строке).</text:span></text:p>
      <text:p text:style-name="P14"><text:span text:style-name="T46"><text:tab/></text:span><text:span text:style-name="T49">Детали строк. Это возможность элемента </text:span><text:span text:style-name="T20">DataGrid </text:span><text:span text:style-name="T49">выводить описание какой-либо строки при нажатии на неё. </text:span><text:span text:style-name="T50">Данная возможность реализуется при помощи свойства </text:span><text:span text:style-name="T21">RowDetailsTemplate. </text:span><text:span text:style-name="T50">Данное свойство может содержать элемент </text:span><text:span text:style-name="T21">DataTemplate.</text:span></text:p>
      <text:p text:style-name="P14"><text:span text:style-name="T21"><text:tab/></text:span><text:span text:style-name="T51">У элемента </text:span><text:span text:style-name="T22">DataGrid </text:span><text:span text:style-name="T51">также доступно свойство </text:span><text:span text:style-name="T22">RowDetailsVisibilityMode, </text:span><text:span text:style-name="T51">по умолчанию данное свойство установлено в значение </text:span><text:span text:style-name="T22">VisibleWhenSelected </text:span><text:span text:style-name="T51">(детали строки появляются при нажатии на неё)</text:span><text:span text:style-name="T21"><text:tab/>, </text:span><text:span text:style-name="T51">также есть возможность установить значение </text:span><text:span text:style-name="T22">Visible </text:span><text:span text:style-name="T51">(детали всех строк будут видны всегда) или </text:span><text:span text:style-name="T22">Collapsed </text:span><text:span text:style-name="T51">(блокирует просмотр деталей строки).</text:span></text:p>
      <text:p text:style-name="P14"><text:span text:style-name="T51"/></text:p>
      <text:p text:style-name="P9"><text:span text:style-name="T56">M</text:span>VC<text:span text:style-name="T46"> – Model view controller. </text:span><text:span text:style-name="T27">Это паттерн проектирования, при котором приложние разделяется на три части — </text:span><text:span text:style-name="T46">model </text:span><text:span text:style-name="T33">(</text:span><text:span text:style-name="T30">полноценная логика приложения — полноценны</text:span><text:span text:style-name="T31">е</text:span><text:span text:style-name="T30"> </text:span><text:span text:style-name="T53">C#-</text:span><text:span text:style-name="T30">файл</text:span><text:span text:style-name="T31">ы, </text:span><text:span text:style-name="T33">может быть удалённым сервером)</text:span><text:span text:style-name="T46">, view </text:span><text:span text:style-name="T29">(</text:span><text:span text:style-name="T52">xaml-</text:span><text:span text:style-name="T29">файл)</text:span><text:span text:style-name="T46">, controller </text:span><text:span text:style-name="T53">(</text:span><text:span text:style-name="T33">файл </text:span><text:span text:style-name="T55">xaml.cs – </text:span><text:span text:style-name="T33">связующий между </text:span><text:span text:style-name="T55">model </text:span><text:span text:style-name="T33">и </text:span><text:span text:style-name="T55">view</text:span><text:span text:style-name="T53">). </text:span><text:span text:style-name="T32">Используется в </text:span><text:span text:style-name="T54">WEB-</text:span><text:span text:style-name="T32">разработке. </text:span><text:span text:style-name="T34">Логика приложения отдел</text:span><text:span text:style-name="T35">е</text:span><text:span text:style-name="T34">на от отображения, но есть связующее звено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6-26T20:35:06.430000000</dc:date>
    <meta:editing-duration>PT2H18S</meta:editing-duration>
    <meta:editing-cycles>56</meta:editing-cycles>
    <meta:generator>LibreOffice/7.3.2.2$Windows_X86_64 LibreOffice_project/49f2b1bff42cfccbd8f788c8dc32c1c309559be0</meta:generator>
    <meta:document-statistic meta:table-count="0" meta:image-count="0" meta:object-count="0" meta:page-count="2" meta:paragraph-count="48" meta:word-count="627" meta:character-count="4952" meta:non-whitespace-character-count="4316"/>
  </office:meta>
</office:document-meta>
</file>